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4021" officeooo:paragraph-rsid="00119483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19483" officeooo:paragraph-rsid="0011948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04021" officeooo:paragraph-rsid="00119483" style:font-weight-asian="bold" style:font-weight-complex="bold"/>
    </style:style>
    <style:style style:name="P4" style:family="paragraph" style:parent-style-name="Standard">
      <style:paragraph-properties style:line-height-at-least="0.503cm"/>
      <style:text-properties fo:color="#000000" style:text-underline-style="solid" style:text-underline-width="auto" style:text-underline-color="font-color" fo:font-weight="bold" officeooo:rsid="00119483" officeooo:paragraph-rsid="00119483" fo:background-color="#ffffff" style:font-weight-asian="bold" style:font-weight-complex="bold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19483" fo:background-color="#ffffff"/>
    </style:style>
    <style:style style:name="P6" style:family="paragraph" style:parent-style-name="Standard">
      <style:text-properties fo:color="#000000" style:font-name="Droid Sans Mono" fo:font-size="10.5pt" fo:font-weight="normal" officeooo:rsid="00004021" officeooo:paragraph-rsid="00119483" fo:background-color="#ffffff" style:font-weight-asian="bold" style:font-weight-complex="bold"/>
    </style:style>
    <style:style style:name="P7" style:family="paragraph" style:parent-style-name="Standard">
      <style:text-properties fo:color="#000000" style:font-name="Droid Sans Mono" fo:font-size="10.5pt" fo:font-weight="normal" officeooo:rsid="00004021" officeooo:paragraph-rsid="00119483" fo:background-color="#ffffff" style:font-weight-asian="normal" style:font-weight-complex="normal"/>
    </style:style>
    <style:style style:name="P8" style:family="paragraph" style:parent-style-name="Standard">
      <style:paragraph-properties style:line-height-at-least="0.503cm"/>
      <style:text-properties fo:color="#000000" style:font-name="Droid Sans Mono" fo:font-size="10.5pt" style:text-underline-style="solid" style:text-underline-width="auto" style:text-underline-color="font-color" fo:font-weight="normal" officeooo:rsid="00119483" officeooo:paragraph-rsid="00119483" fo:background-color="#ffffff" style:font-weight-asian="bold" style:font-weight-complex="bold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style:text-underline-style="none" fo:font-weight="normal" officeooo:rsid="00119483" officeooo:paragraph-rsid="00119483" fo:background-color="#ffffff" style:font-weight-asian="bold" style:font-weight-complex="bold"/>
    </style:style>
    <style:style style:name="P10" style:family="paragraph" style:parent-style-name="Standard">
      <style:paragraph-properties style:line-height-at-least="0.503cm"/>
      <style:text-properties fo:color="#000000" officeooo:paragraph-rsid="00119483" fo:background-color="#ffffff"/>
    </style:style>
    <style:style style:name="P11" style:family="paragraph" style:parent-style-name="Standard">
      <style:paragraph-properties style:line-height-at-least="0.503cm"/>
      <style:text-properties fo:color="#8f93a2" style:font-name="Droid Sans Mono" fo:font-size="10.5pt" style:text-underline-style="none" fo:font-weight="normal" officeooo:rsid="00119483" officeooo:paragraph-rsid="00119483" fo:background-color="#0f111a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04021" officeooo:paragraph-rsid="00119483" style:font-weight-asian="bold" style:font-weight-complex="bold"/>
    </style:style>
    <style:style style:name="T1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dex.js:</text:p>
      <text:p text:style-name="P2"/>
      <text:p text:style-name="P6">const express = require("express");</text:p>
      <text:p text:style-name="P5">const db = require("./database");</text:p>
      <text:p text:style-name="P5">const empModel = require("./models/empModel");</text:p>
      <text:p text:style-name="P5">const depModel = require("./models/depModel");</text:p>
      <text:p text:style-name="P5">const locModel = require("./models/locModel");</text:p>
      <text:p text:style-name="P5">const { Op } = require("sequelize");</text:p>
      <text:p text:style-name="P10"/>
      <text:p text:style-name="P5">const PORT = 3000;</text:p>
      <text:p text:style-name="P5">const app = express();</text:p>
      <text:p text:style-name="P10"/>
      <text:p text:style-name="P9">app.use(express.json());</text:p>
      <text:p text:style-name="P5">app.get("/location", async (req, res) =&gt; {</text:p>
      <text:p text:style-name="P5">empModel.belongsTo(depModel, { foreignKey: "department_id" });</text:p>
      <text:p text:style-name="P5">depModel.hasMany(empModel, { foreignKey: "department_id" });</text:p>
      <text:p text:style-name="P5">depModel.belongsTo(locModel, { foreignKey: "location_id" });</text:p>
      <text:p text:style-name="P5">locModel.hasMany(depModel, { foreignKey: "location_id" });</text:p>
      <text:p text:style-name="P5">const locationStruc = <text:span text:style-name="T1">await</text:span> locModel.findAll({</text:p>
      <text:p text:style-name="P5">attributes: ["city"],</text:p>
      <text:p text:style-name="P5">include: [</text:p>
      <text:p text:style-name="P5">{</text:p>
      <text:p text:style-name="P5">model: depModel,</text:p>
      <text:p text:style-name="P5">attributes: ["department_id", "department_name"],</text:p>
      <text:p text:style-name="P5">include: [</text:p>
      <text:p text:style-name="P5">{</text:p>
      <text:p text:style-name="P5">model: empModel,</text:p>
      <text:p text:style-name="P5">attributes: ["last_name"],</text:p>
      <text:p text:style-name="P5">},</text:p>
      <text:p text:style-name="P5">],</text:p>
      <text:p text:style-name="P5">},</text:p>
      <text:p text:style-name="P5">],</text:p>
      <text:p text:style-name="P5">where: {</text:p>
      <text:p text:style-name="P5">city: { [Op.like]: "Toronto" },</text:p>
      <text:p text:style-name="P5">},</text:p>
      <text:p text:style-name="P5">});</text:p>
      <text:p text:style-name="P5">res.json(locationStruc);</text:p>
      <text:p text:style-name="P5">});</text:p>
      <text:p text:style-name="P4"/>
      <text:p text:style-name="P5">db.authenticate()</text:p>
      <text:p text:style-name="P5">.then(() =&gt; console.log("database connected"))</text:p>
      <text:p text:style-name="P5">.catch((err) =&gt; console.log(err));</text:p>
      <text:p text:style-name="P10"/>
      <text:p text:style-name="P5">app.listen(PORT, () =&gt; {</text:p>
      <text:p text:style-name="P5">console.log(`Server started on port ${PORT}`);</text:p>
      <text:p text:style-name="P5">});</text:p>
      <text:p text:style-name="P8"/>
      <text:p text:style-name="P3">database.js:</text:p>
      <text:p text:style-name="P1"/>
      <text:p text:style-name="P7">const { Sequelize } = require("sequelize");</text:p>
      <text:p text:style-name="P5">const winston = require("winston");</text:p>
      <text:p text:style-name="P10"><text:soft-page-break/></text:p>
      <text:p text:style-name="P5">const db = new Sequelize("CREATE_HR", "postgres", "@anhackeruj@", {</text:p>
      <text:p text:style-name="P5">host: "localhost",</text:p>
      <text:p text:style-name="P5">dialect: "postgres",</text:p>
      <text:p text:style-name="P5">logging: winston.info,</text:p>
      <text:p text:style-name="P5">});</text:p>
      <text:p text:style-name="P10"/>
      <text:p text:style-name="P9">module.exports = db;</text:p>
      <text:p text:style-name="P9"/>
      <text:p text:style-name="P3">locModel.js</text:p>
      <text:p text:style-name="P1"/>
      <text:p text:style-name="P7">const { Sequelize } = require("sequelize");</text:p>
      <text:p text:style-name="P5">const winston = require("winston");</text:p>
      <text:p text:style-name="P10"/>
      <text:p text:style-name="P5">const db = new Sequelize("CREATE_HR", "postgres", "@anhackeruj@", {</text:p>
      <text:p text:style-name="P5">host: "localhost",</text:p>
      <text:p text:style-name="P5">dialect: "postgres",</text:p>
      <text:p text:style-name="P5">logging: winston.info,</text:p>
      <text:p text:style-name="P5">});</text:p>
      <text:p text:style-name="P10"/>
      <text:p text:style-name="P5">const locationInfo = db.define(</text:p>
      <text:p text:style-name="P5">"location",</text:p>
      <text:p text:style-name="P5">{</text:p>
      <text:p text:style-name="P5">location_id: {</text:p>
      <text:p text:style-name="P5">type: Sequelize.INTEGER,</text:p>
      <text:p text:style-name="P5">primaryKey: true,</text:p>
      <text:p text:style-name="P5">},</text:p>
      <text:p text:style-name="P5">street_address: {</text:p>
      <text:p text:style-name="P5">type: Sequelize.STRING,</text:p>
      <text:p text:style-name="P5">},</text:p>
      <text:p text:style-name="P5">postal_code: {</text:p>
      <text:p text:style-name="P5">type: Sequelize.STRING,</text:p>
      <text:p text:style-name="P5">},</text:p>
      <text:p text:style-name="P5">city: {</text:p>
      <text:p text:style-name="P5">type: Sequelize.STRING,</text:p>
      <text:p text:style-name="P5">},</text:p>
      <text:p text:style-name="P5">state_province: {</text:p>
      <text:p text:style-name="P5">type: Sequelize.STRING,</text:p>
      <text:p text:style-name="P5">},</text:p>
      <text:p text:style-name="P5">country_id: {</text:p>
      <text:p text:style-name="P5">type: Sequelize.STRING,</text:p>
      <text:p text:style-name="P5">},</text:p>
      <text:p text:style-name="P5">},</text:p>
      <text:p text:style-name="P5">{</text:p>
      <text:p text:style-name="P5">timestamps: false,</text:p>
      <text:p text:style-name="P5">associate: function (models) {</text:p>
      <text:p text:style-name="P5">locationInfo.hasMany(models.departments, { foreignKey: "location_id" });</text:p>
      <text:p text:style-name="P5">},</text:p>
      <text:p text:style-name="P5">}</text:p>
      <text:p text:style-name="P5">);</text:p>
      <text:p text:style-name="P10"/>
      <text:p text:style-name="P9"><text:soft-page-break/>module.exports = locationInfo;</text:p>
      <text:p text:style-name="P9"/>
      <text:p text:style-name="P9"/>
      <text:p text:style-name="P3">depModel.js:</text:p>
      <text:p text:style-name="P1"/>
      <text:p text:style-name="P6">const { Sequelize } = require("sequelize");</text:p>
      <text:p text:style-name="P5">const winston = require("winston");</text:p>
      <text:p text:style-name="P10"/>
      <text:p text:style-name="P5">const db = new Sequelize("CREATE_HR", "postgres", "@anhackeruj@", {</text:p>
      <text:p text:style-name="P5">host: "localhost",</text:p>
      <text:p text:style-name="P5">dialect: "postgres",</text:p>
      <text:p text:style-name="P5">logging: winston.info,</text:p>
      <text:p text:style-name="P5">});</text:p>
      <text:p text:style-name="P10"/>
      <text:p text:style-name="P5">const departmentInfo = db.define(</text:p>
      <text:p text:style-name="P5">"department",</text:p>
      <text:p text:style-name="P5">{</text:p>
      <text:p text:style-name="P5">department_id: {</text:p>
      <text:p text:style-name="P5">type: Sequelize.INTEGER,</text:p>
      <text:p text:style-name="P5">primaryKey: true,</text:p>
      <text:p text:style-name="P5">},</text:p>
      <text:p text:style-name="P5">department_name: {</text:p>
      <text:p text:style-name="P5">type: Sequelize.STRING,</text:p>
      <text:p text:style-name="P5">},</text:p>
      <text:p text:style-name="P5">location_id: {</text:p>
      <text:p text:style-name="P5">type: Sequelize.INTEGER,</text:p>
      <text:p text:style-name="P5">},</text:p>
      <text:p text:style-name="P5">},</text:p>
      <text:p text:style-name="P5">{</text:p>
      <text:p text:style-name="P5">timestamps: false,</text:p>
      <text:p text:style-name="P5">associate: function (models) {</text:p>
      <text:p text:style-name="P5">departmentInfo.hasMany(models.employees, { foreignKey: "department_id" });</text:p>
      <text:p text:style-name="P5">},</text:p>
      <text:p text:style-name="P5">}</text:p>
      <text:p text:style-name="P5">);</text:p>
      <text:p text:style-name="P10"/>
      <text:p text:style-name="P5">module.exports = departmentInfo;</text:p>
      <text:p text:style-name="P11"/>
      <text:p text:style-name="P11"/>
      <text:p text:style-name="P3">empModel.js:</text:p>
      <text:p text:style-name="P1"/>
      <text:p text:style-name="P7">const { Sequelize } = require("sequelize");</text:p>
      <text:p text:style-name="P5">const winston = require("winston");</text:p>
      <text:p text:style-name="P10"/>
      <text:p text:style-name="P5">const db = new Sequelize("CREATE_HR", "postgres", "@anhackeruj@", {</text:p>
      <text:p text:style-name="P5">host: "localhost",</text:p>
      <text:p text:style-name="P5">dialect: "postgres",</text:p>
      <text:p text:style-name="P5">logging: winston.info,</text:p>
      <text:p text:style-name="P5">});</text:p>
      <text:p text:style-name="P10"/>
      <text:p text:style-name="P5">const employeeInfo = db.define(</text:p>
      <text:p text:style-name="P5"><text:soft-page-break/>"employees",</text:p>
      <text:p text:style-name="P5">{</text:p>
      <text:p text:style-name="P5">EmployeeID: {</text:p>
      <text:p text:style-name="P5">field: "employee_id",</text:p>
      <text:p text:style-name="P5">type: Sequelize.INTEGER,</text:p>
      <text:p text:style-name="P5">primaryKey: true,</text:p>
      <text:p text:style-name="P5">},</text:p>
      <text:p text:style-name="P5">first_name: {</text:p>
      <text:p text:style-name="P5">type: Sequelize.STRING,</text:p>
      <text:p text:style-name="P5">},</text:p>
      <text:p text:style-name="P5">last_name: {</text:p>
      <text:p text:style-name="P5">type: Sequelize.STRING,</text:p>
      <text:p text:style-name="P5">},</text:p>
      <text:p text:style-name="P5">email: {</text:p>
      <text:p text:style-name="P5">type: Sequelize.STRING,</text:p>
      <text:p text:style-name="P5">},</text:p>
      <text:p text:style-name="P5">phone_number: {</text:p>
      <text:p text:style-name="P5">type: Sequelize.STRING,</text:p>
      <text:p text:style-name="P5">},</text:p>
      <text:p text:style-name="P5">hire_date: {</text:p>
      <text:p text:style-name="P5">type: Sequelize.DATE,</text:p>
      <text:p text:style-name="P5">},</text:p>
      <text:p text:style-name="P5">job_id: {</text:p>
      <text:p text:style-name="P5">type: Sequelize.INTEGER,</text:p>
      <text:p text:style-name="P5">},</text:p>
      <text:p text:style-name="P5">salary: {</text:p>
      <text:p text:style-name="P5">type: Sequelize.INTEGER,</text:p>
      <text:p text:style-name="P5">},</text:p>
      <text:p text:style-name="P5">manager_id: {</text:p>
      <text:p text:style-name="P5">type: Sequelize.INTEGER,</text:p>
      <text:p text:style-name="P5">},</text:p>
      <text:p text:style-name="P5">department_id: {</text:p>
      <text:p text:style-name="P5">type: Sequelize.INTEGER,</text:p>
      <text:p text:style-name="P5">},</text:p>
      <text:p text:style-name="P5">},</text:p>
      <text:p text:style-name="P5">{</text:p>
      <text:p text:style-name="P5">timestamps: false,</text:p>
      <text:p text:style-name="P5">}</text:p>
      <text:p text:style-name="P5">);</text:p>
      <text:p text:style-name="P10"/>
      <text:p text:style-name="P9">module.exports = employeeInfo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0:58:21.807412746</meta:creation-date>
    <dc:date>2022-05-12T11:01:17.609926209</dc:date>
    <meta:editing-duration>PT2M5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4" meta:paragraph-count="168" meta:word-count="392" meta:character-count="3252" meta:non-whitespace-character-count="3028"/>
  </office:meta>
</office:document-meta>
</file>